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style:vertical-align="middle"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4" office:value-type="string">
              <text:p text:style-name="P15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7">Accettazione</text:p>
            </table:table-cell>
            <table:table-cell table:style-name="Tabella2.C2" office:value-type="string">
              <text:p text:style-name="P17">Reclamo</text:p>
            </table:table-cell>
            <table:table-cell table:style-name="Tabella2.C2" office:value-type="string">
              <text:p text:style-name="P17">Campionam<text:span text:style-name="T3">ento</text:span></text:p>
            </table:table-cell>
            <table:table-cell table:style-name="Tabella2.F2" office:value-type="string">
              <text:p text:style-name="P17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3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2"><text:placeholder text:placeholder-type="text">&lt;partner[15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1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1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1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1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4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 style:shadow="none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6:02:34.311106272</dc:date>
    <meta:editing-duration>P1DT22H21M45S</meta:editing-duration>
    <meta:editing-cycles>345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56" meta:non-whitespace-character-count="508"/>
    <meta:user-defined meta:name="Info 1"/>
    <meta:user-defined meta:name="Info 2"/>
    <meta:user-defined meta:name="Info 3"/>
    <meta:user-defined meta:name="Info 4"/>
  </office:meta>
</office:document-meta>
</file>